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left"/>
    </style:style>
    <style:style style:name="P4" style:family="paragraph">
      <style:paragraph-properties fo:text-align="righ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</office:automatic-styles>
  <office:body>
    <office:text>
      <text:p text:style-name="P1">
     This is an example of paragraph with text align of start.
   </text:p>
      <text:p text:style-name="P2">
     This is an example of paragraph with text align of end.
   </text:p>
      <text:p text:style-name="P3">
     This is an example of paragraph with text align of left.
   </text:p>
      <text:p text:style-name="P4">
     This is an example of paragraph with text align of right.
   </text:p>
      <text:p text:style-name="P5">
     This is an example of paragraph with text align of center.
   </text:p>
      <text:p text:style-name="P6">
     This is an example of paragraph with text align of justify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